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000000" draw:marker-start-width="0.3cm" draw:marker-end-width="0.3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4cm" draw:marker-start-width="0.3cm" draw:marker-end-width="0.3cm" draw:fill="none" draw:textarea-vertical-align="middle" draw:auto-grow-height="false" fo:min-height="0.749cm" fo:min-width="0.499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3cm" draw:marker-end="Arrow" draw:marker-end-width="0.3cm" draw:textarea-horizontal-align="center" draw:textarea-vertical-align="top" fo:padding-top="0.145cm" fo:padding-bottom="0.145cm" fo:padding-left="0.27cm" fo:padding-right="0.27cm"/>
    </style:style>
    <style:style style:name="gr4" style:family="graphic" style:parent-style-name="standard">
      <style:graphic-properties svg:stroke-width="0.04cm" draw:marker-start-width="0.3cm" draw:marker-end="Arrow" draw:marker-end-width="0.3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width="0.04cm" svg:stroke-color="#000000" draw:marker-start-width="0.3cm" draw:marker-end-width="0.3cm" draw:fill="none" draw:fill-color="#ffffff" fo:min-height="1.67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text-position="super 58%" fo:font-size="18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style:text-position="super 58%"/>
    </style:style>
    <style:style style:name="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style:text-position="super 58%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" draw:layer="layout" svg:width="2.018cm" svg:height="0.962cm" svg:x="2.388cm" svg:y="2.154cm">
          <draw:text-box>
            <text:p text:style-name="P1">Objet</text:p>
          </draw:text-box>
        </draw:frame>
        <draw:frame draw:style-name="gr1" draw:text-style-name="P1" draw:id="id3" draw:layer="layout" svg:width="2.437cm" svg:height="0.962cm" svg:x="12.464cm" svg:y="2.154cm">
          <draw:text-box>
            <text:p text:style-name="P1">Classe</text:p>
          </draw:text-box>
        </draw:frame>
        <draw:frame draw:style-name="gr1" draw:text-style-name="P2" draw:id="id7" draw:layer="layout" svg:width="1.967cm" svg:height="0.806cm" svg:x="2.482cm" svg:y="5.9cm">
          <draw:text-box>
            <text:p text:style-name="P1"><text:span text:style-name="T1">état (-)</text:span></text:p>
          </draw:text-box>
        </draw:frame>
        <draw:frame draw:style-name="gr1" draw:text-style-name="P2" draw:id="id5" draw:layer="layout" svg:width="4.426cm" svg:height="0.806cm" svg:x="2.387cm" svg:y="6.598cm">
          <draw:text-box>
            <text:p text:style-name="P1"><text:span text:style-name="T1">comportement (+)</text:span></text:p>
          </draw:text-box>
        </draw:frame>
        <draw:custom-shape draw:style-name="gr2" draw:text-style-name="P3" draw:id="id2" draw:layer="layout" svg:width="0.21cm" svg:height="1.674cm" svg:x="2.407cm" svg:y="5.61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3" draw:text-style-name="P5" draw:layer="layout" svg:x1="2.388cm" svg:y1="2.635cm" svg:x2="2.407cm" svg:y2="6.453cm" draw:start-shape="id1" draw:start-glue-point="3" draw:end-shape="id2" draw:end-glue-point="5" svg:d="m2388 2635h-521v3818h540">
          <text:p text:style-name="P4"><text:span text:style-name="T2"/></text:p>
          <text:p text:style-name="P4"><text:span text:style-name="T2"><text:s text:c="10"/></text:span><text:span text:style-name="T2">possède</text:span></text:p>
        </draw:connector>
        <draw:connector draw:style-name="gr4" draw:text-style-name="P5" draw:id="id11" draw:layer="layout" draw:type="line" svg:x1="4.406cm" svg:y1="2.635cm" svg:x2="12.464cm" svg:y2="2.635cm" draw:start-shape="id1" draw:end-shape="id3" svg:d="m4406 2635h8058">
          <text:p text:style-name="P4"><text:span text:style-name="T2">instance</text:span></text:p>
        </draw:connector>
        <draw:frame draw:style-name="gr1" draw:text-style-name="P2" draw:id="id6" draw:layer="layout" svg:width="2.602cm" svg:height="0.806cm" svg:x="10.008cm" svg:y="5.9cm">
          <draw:text-box>
            <text:p text:style-name="P1"><text:span text:style-name="T1">attribut(s)</text:span></text:p>
          </draw:text-box>
        </draw:frame>
        <draw:frame draw:style-name="gr1" draw:text-style-name="P2" draw:id="id4" draw:layer="layout" svg:width="3.008cm" svg:height="0.806cm" svg:x="9.999cm" svg:y="6.598cm">
          <draw:text-box>
            <text:p text:style-name="P1"><text:span text:style-name="T1">méthode(s)</text:span></text:p>
          </draw:text-box>
        </draw:frame>
        <draw:connector draw:style-name="gr4" draw:text-style-name="P5" draw:layer="layout" draw:type="line" svg:x1="9.999cm" svg:y1="6.999cm" svg:x2="6.805cm" svg:y2="6.999cm" draw:start-shape="id4" draw:end-shape="id5" svg:d="m9999 6999h-3194">
          <text:p text:style-name="P4"><text:span text:style-name="T2"><text:s text:c="4"/></text:span><text:span text:style-name="T2">implémente(nt)</text:span></text:p>
        </draw:connector>
        <draw:connector draw:style-name="gr4" draw:text-style-name="P5" draw:layer="layout" draw:type="line" svg:x1="10.008cm" svg:y1="6.301cm" svg:x2="4.436cm" svg:y2="6.301cm" draw:start-shape="id6" draw:end-shape="id7" svg:d="m10008 6301h-5572">
          <text:p text:style-name="P4"><text:span text:style-name="T2">implémente(nt)</text:span></text:p>
        </draw:connector>
        <draw:custom-shape draw:style-name="gr2" draw:text-style-name="P3" draw:id="id8" draw:layer="layout" svg:width="0.235cm" svg:height="2.876cm" svg:x="14.368cm" svg:y="4.3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3" draw:text-style-name="P6" draw:layer="layout" svg:x1="14.901cm" svg:y1="2.635cm" svg:x2="14.601cm" svg:y2="5.759cm" draw:start-shape="id3" draw:end-shape="id8" draw:end-glue-point="6" svg:d="m14901 2635h500v3124h-800">
          <text:p text:style-name="P4"><text:span text:style-name="T3"/></text:p>
          <text:p text:style-name="P4"><text:span text:style-name="T3">définit <text:s text:c="5"/></text:span></text:p>
        </draw:connector>
        <draw:custom-shape draw:style-name="gr2" draw:text-style-name="P3" draw:id="id9" draw:layer="layout" svg:width="0.468cm" svg:height="1.704cm" draw:transform="rotate (3.1415926535892) translate (8.914cm 9.52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6" draw:layer="layout" svg:x1="11.501cm" svg:y1="7.4cm" svg:x2="8.914cm" svg:y2="8.671cm" draw:start-shape="id4" draw:start-glue-point="2" draw:end-shape="id9" draw:end-glue-point="1" svg:d="m11501 7400v1271h-2587">
          <text:p text:style-name="P4"><text:span text:style-name="T3">composées de</text:span></text:p>
        </draw:connector>
        <draw:frame draw:style-name="gr5" draw:text-style-name="P2" draw:layer="layout" svg:width="3.559cm" svg:height="1.92cm" svg:x="5.389cm" svg:y="7.783cm">
          <draw:text-box>
            <text:p text:style-name="P1"><text:span text:style-name="T1">accesseur(s)</text:span></text:p>
            <text:p text:style-name="P1"><text:span text:style-name="T1">mutateur(s)</text:span></text:p>
            <text:p text:style-name="P1"><text:span text:style-name="T1">...</text:span></text:p>
          </draw:text-box>
        </draw:frame>
        <draw:frame draw:style-name="gr1" draw:text-style-name="P7" draw:id="id10" draw:layer="layout" svg:width="3.817cm" svg:height="0.806cm" svg:x="10.743cm" svg:y="4.192cm">
          <draw:text-box>
            <text:p text:style-name="P1"><text:span text:style-name="T4">constructeur(s)</text:span></text:p>
          </draw:text-box>
        </draw:frame>
        <draw:connector draw:style-name="gr4" draw:text-style-name="P5" draw:layer="layout" draw:type="line" svg:x1="10.743cm" svg:y1="4.595cm" svg:x2="8.435cm" svg:y2="2.635cm" draw:start-shape="id10" draw:end-shape="id11" draw:end-glue-point="0" svg:d="m10743 4595-2308-1960">
          <text:p text:style-name="P4"><text:span text:style-name="T2"><text:s text:c="22"/></text:span><text:span text:style-name="T2">permet(tent)</text:span></text:p>
        </draw:connector>
        <draw:frame draw:style-name="gr1" draw:text-style-name="P7" draw:layer="layout" svg:width="2.894cm" svg:height="0.806cm" svg:x="11.653cm" svg:y="4.88cm">
          <draw:text-box>
            <text:p text:style-name="P1"><text:span text:style-name="T4">membre(s)</text:span></text:p>
          </draw:text-box>
        </draw:frame>
        <draw:custom-shape draw:style-name="gr6" draw:text-style-name="P3" draw:layer="layout" svg:width="0.709cm" svg:height="1.879cm" draw:transform="rotate (0.7853981633973) translate (11.674cm 5.69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Marco Codutti</meta:initial-creator>
    <meta:creation-date>2008-12-12T23:40:24</meta:creation-date>
    <dc:date>2010-03-23T23:53:37</dc:date>
    <meta:editing-cycles>10</meta:editing-cycles>
    <meta:editing-duration>PT01H27M19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